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02449" officeooo:paragraph-rsid="00002449"/>
    </style:style>
    <style:style style:name="P2" style:family="paragraph" style:parent-style-name="Standard">
      <style:paragraph-properties fo:text-align="start" style:justify-single-word="false"/>
      <style:text-properties officeooo:rsid="00002449" officeooo:paragraph-rsid="00002449"/>
    </style:style>
    <style:style style:name="P3" style:family="paragraph" style:parent-style-name="Standard">
      <style:paragraph-properties fo:text-align="start" style:justify-single-word="false"/>
      <style:text-properties officeooo:rsid="00002449" officeooo:paragraph-rsid="0006f76d"/>
    </style:style>
    <style:style style:name="P4" style:family="paragraph" style:parent-style-name="Standard">
      <style:paragraph-properties fo:text-align="start" style:justify-single-word="false"/>
      <style:text-properties officeooo:rsid="00022ec2" officeooo:paragraph-rsid="00022ec2"/>
    </style:style>
    <style:style style:name="P5" style:family="paragraph" style:parent-style-name="Standard">
      <style:paragraph-properties fo:text-align="start" style:justify-single-word="false"/>
      <style:text-properties officeooo:paragraph-rsid="0005455f"/>
    </style:style>
    <style:style style:name="T1" style:family="text">
      <style:text-properties officeooo:rsid="00002449"/>
    </style:style>
    <style:style style:name="T2" style:family="text">
      <style:text-properties style:text-position="super 58%"/>
    </style:style>
    <style:style style:name="T3" style:family="text">
      <style:text-properties officeooo:rsid="00015c63"/>
    </style:style>
    <style:style style:name="T4" style:family="text">
      <style:text-properties officeooo:rsid="00021f09"/>
    </style:style>
    <style:style style:name="T5" style:family="text">
      <style:text-properties officeooo:rsid="0005455f"/>
    </style:style>
    <style:style style:name="T6" style:family="text">
      <style:text-properties style:font-name="Liberation Serif" fo:font-style="normal" style:font-style-asian="normal" style:font-style-complex="normal"/>
    </style:style>
    <style:style style:name="T7" style:family="text">
      <style:text-properties style:font-name="Liberation Serif" fo:font-style="normal" officeooo:rsid="00002449" style:font-style-asian="normal" style:font-style-complex="normal"/>
    </style:style>
    <style:style style:name="T8" style:family="text">
      <style:text-properties style:font-name="Liberation Serif" fo:font-style="normal" officeooo:rsid="0006016f" style:font-style-asian="normal" style:font-style-complex="normal"/>
    </style:style>
    <style:style style:name="T9" style:family="text">
      <style:text-properties officeooo:rsid="0006016f"/>
    </style:style>
    <style:style style:name="T10" style:family="text">
      <style:text-properties officeooo:rsid="0009758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PR Requirement</text:p>
      <text:p text:style-name="P1"/>
      <text:p text:style-name="P2"><text:tab/>In <text:span text:style-name="T5">America</text:span> today, the majority of public schools do require students to learn <text:span text:style-name="T5">CPR</text:span>, but it is not currently a federal standard. Many other countries take an even more relaxed approach to the topic, at best offering the class but not requiring it. CPR has been around since the middle 18<text:span text:style-name="T2">th</text:span> century and has since save numerous lives, while still being one of the easiest processes to learn and do in a medical crisis. This reason alone is enough to warrant learning <text:span text:style-name="T5">CPR</text:span> and requiring its teaching, but there are plenty of other reasons too.</text:p>
      <text:p text:style-name="P2"><text:tab/>As I said, CPR has saved many lives since its inception. STATISTIC! <text:span text:style-name="T3">Imagine how many people could be helped if everybody knew CPR! The American Heart Association (AHA) also found that about 88% of cardiac events occur at home, which makes sense considering how much time most people spend at home. This means that most people who need CPR will be surrounded only by family. Nobody should have to go through the loss of a loved one, and that’s all the more motivation for someone to learn CPR.</text:span></text:p>
      <text:p text:style-name="P5"><text:span text:style-name="T1"><text:tab/>Some people argue against making CPR a mandatory curriculum by pointing out that when performed incorrectly it can cause further damage, and that people who aren’t self driven to learn CPR are much more likely to miss-perform it. While improperly performed CPR would be more common if more people were forced to learn CPR, so too would properly performed CPR be more common. And more importantly, statistics show that improper CPR is more often than not better than no CPR. In 2010 the arti</text:span><text:span text:style-name="T7">cle, </text:span><text:span text:style-name="Citation"><text:span text:style-name="T6">"Dispatcher-Assisted Cardiopulmonary Resuscitation: Risks for Patients not in cardiac arrest”, </text:span></text:span><text:span text:style-name="Citation"><text:span text:style-name="T8">detailed that only about 2% of those that receive an injury as a result of CPR, and the vast majority of these injuries, albiet cause for medical attention, are non life threatening on their own. Quite simply, whatever the cost of mandatory CPR is, it is still worth it.</text:span></text:span></text:p>
      <text:p text:style-name="P2"><text:tab/><text:span text:style-name="T4">If all of that isn’t motivating enough, CPR also gives people a degree of peace of mind. If you’ve ever been in a medically critical situation, not knowing what to do or how to help can be torture. The AHA reported last year that as many as 70% of Americans either do not know CPR or don’t remember enough of it to feel comfortable doing it. I faced this myself when I was in middle school. Most children were outside waiting for school to start and suddenly I noticed a woman just lying on the ground. All of the kids, including myself, went from playing around and just having fun to being frozen in place and watching this lady lie there. I didn’t know what to do. I knew she needed help but I didn’t have a phone to call 911 with, and kids were already running to get adults. It was surreal. Then Mohammad, a kid in my class that I didn’t really know ran over to her and told everyone to get back. He threw his phone at a girl nearby and told her to call an ambulance. He pointed at the kid next to her and told him to go get the AED from the lunchroom. Then he started doing CPR. Another kid stepped forward and offered to help, so they traded off performing CPR until the ambulance arrived and the paramedics took over. It all happened in the span of a few minutes, but it felt like hours. I’ve never felt so helpless in my life, and I didn’t even know the woman. We had an assembly a few days later and were informed that the woman would be fine, in large part due to what my classmates did. At that point I decided to learn how to do CPR and thankfully the next week the school taught everyone. Sadly there are many similar cases when CPR simply isn’t enough, but at least you’ll be able to do something, instead of just standing there like I did.</text:span></text:p>
      <text:p text:style-name="P3"><text:tab/><text:span text:style-name="T9">All of that said, I think what is even more important than whether or not CPR is taught, is how it is taught. You wouldn’t teach a doctor incorrectly and then put them to work. You shouldn’t do the same for students all in the name of mandatory education and safety. Many of the injuries I mentioned earlier are caused in large part due to either mistaught CPR or people not remembering quite how to perform it. Learning the proper form of CPR and maintaining that knowledge, just like you would any other skill, is of paramount importance. Teaching kids CPR in elementary or middle school and being satisfied is great way to produce adults that don’t know CPR very well. Schools need to set a federal </text:span><text:soft-page-break/><text:span text:style-name="T9">standard for not only what CPR is but how it is taught, and then continue with refresher courses throughout students’ academic career.</text:span></text:p>
      <text:p text:style-name="P3"><text:span text:style-name="T9"><text:tab/>One of the most common misconception regarding CPR I’ve seen is the effectiveness. Movies and teachers often make it seem like CPR is the best way to treat any form of cardiac arrest or failure to breathe, when really CPR is and has always been a last resort. The purpose of CPR is not to save people, not to get their heart beating again, or their lungs breathing again, but to keep them alive long enough and delay tissue damage until proper assistance arrives to save them. When I was taught CPR I was left with the impression that I had the solution to cardiac arrest, plain and simple. Thankfully I didn’t have to learn that the hard way, but sadly some people do. Of the people in cardiac arrest that do receive CPR significantly more of them do not survive, than those that do. That’s not to say that CPR isn’t worth it, because without CPR survival rates are abysmally low. There is certainly a mental aspect to performing CPR that very few are taught to deal with, and most don’t even realize it’s a problem. Teaching CPR right means teaching every aspect of it, and making sure that people are adequately equipped to deal with with what comes after the event.</text:span></text:p>
      <text:p text:style-name="P3"><text:tab/><text:span text:style-name="T10">CPR has already accomplished so much and it can only get better from here. It will take some time and money to make CPR mandatory but it is more than worth it. Teaching CPR to everyone increases the chances that when a person needs help in the form of CPR somebody will actually be there to give that assistance. It insures that as a society we are well informed and driven to further our experience and research with CPR, so that more and more people will survive their own medical crises. It will help create a society better equipped to help each other.</text:span></text:p>
      <text:p text:style-name="P2"/>
      <text:p text:style-name="P4">My name is Adam Stammer and I’m currently in my second year working on a bachelor’s of science in computer science. I’m reaching the point where I need to decide which direction to specialize my degree. Computer Science can be applied in almost every industry, and we’re at the very cusp of the digital age. I get to help decide what kind of society we all get to live in. The potential of computing in the medical industry is immense and the impact of it will be felt by everyone in some way or another. From computer simulations, to gene sequencing, to medical automation, computers are a game changer in any field, but probably the most powerful in medicine. That’s why medical computing is on my list of possible specializations. It would give me the opportunity to help save countless lives and leave a legacy I can be proud of. That said there are numerous dangers in medicine that can grow exponentially when computers are added to the mix. A slightly miss-programmed machine could end a life prematurely. A medical database left insecure can ruin the lives of millions of people with just the stroke of a key on a keyboard. I have the power to change the world, and as exciting as that is, it scares the hell out of 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1.1$Windows_X86_64 LibreOffice_project/60bfb1526849283ce2491346ed2aa51c465abfe6</meta:generator>
    <dc:date>2018-07-12T15:15:06.762000000</dc:date>
    <meta:editing-duration>PT15M54S</meta:editing-duration>
    <meta:editing-cycles>2</meta:editing-cycles>
    <meta:document-statistic meta:table-count="0" meta:image-count="0" meta:object-count="0" meta:page-count="2" meta:paragraph-count="9" meta:word-count="1356" meta:character-count="7454" meta:non-whitespace-character-count="6100"/>
  </office:meta>
</office:document-meta>
</file>